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edDataBufferTests.createDataBuffer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ooledByteBufAllocatorWithPreferDirectFalseTests.create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DataBufferTests.tooManyRele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edByteBufAllocatorWithPreferDirectTrueTests.create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ByteBufAllocatorWithPreferDirectFalseTests.create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ooledByteBufAllocatorWithPreferDirectTrueTests.create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DataBufferTests.retainAnd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